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1" fo:font-size="12pt" style:font-size-asian="12pt" style:font-size-complex="12pt"/>
    </style:style>
    <style:style style:name="P4" style:family="paragraph" style:parent-style-name="Table_20_Contents">
      <style:text-properties style:font-name="Arial1" fo:font-size="12pt" officeooo:rsid="001da455" officeooo:paragraph-rsid="001da455" style:font-size-asian="12pt" style:font-size-complex="12pt"/>
    </style:style>
    <style:style style:name="P5" style:family="paragraph" style:parent-style-name="Table_20_Contents">
      <style:text-properties style:font-name="Arial1" fo:font-size="12pt" officeooo:rsid="0031d525" officeooo:paragraph-rsid="0031d525" style:font-size-asian="12pt" style:font-size-complex="12pt"/>
    </style:style>
    <style:style style:name="P6" style:family="paragraph" style:parent-style-name="Text_20_body">
      <style:text-properties style:font-name="Arial1"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1"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1" fo:font-weight="bold" style:font-weight-asian="bold" style:font-weight-complex="bold"/>
    </style:style>
    <style:style style:name="P10" style:family="paragraph" style:parent-style-name="Table_20_Contents">
      <style:text-properties style:font-name="Arial1" fo:font-weight="bold" officeooo:paragraph-rsid="001da455" style:font-weight-asian="bold" style:font-weight-complex="bold"/>
    </style:style>
    <style:style style:name="P11" style:family="paragraph" style:parent-style-name="Table_20_Contents">
      <style:text-properties style:font-name="Arial1" fo:font-weight="bold" officeooo:paragraph-rsid="0031d525" style:font-weight-asian="bold" style:font-weight-complex="bold"/>
    </style:style>
    <style:style style:name="P12" style:family="paragraph" style:parent-style-name="Table_20_Contents">
      <style:text-properties style:font-name="Arial"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e02b3" officeooo:paragraph-rsid="002e02b3"/>
    </style:style>
    <style:style style:name="P21" style:family="paragraph" style:parent-style-name="Text_20_body">
      <style:text-properties officeooo:rsid="002f94ad" officeooo:paragraph-rsid="002f94ad"/>
    </style:style>
    <style:style style:name="P22" style:family="paragraph" style:parent-style-name="Text_20_body">
      <style:text-properties officeooo:rsid="0031d525" officeooo:paragraph-rsid="0031d525"/>
    </style:style>
    <style:style style:name="P23" style:family="paragraph" style:parent-style-name="Text_20_body">
      <style:text-properties officeooo:rsid="00321635" officeooo:paragraph-rsid="00321635"/>
    </style:style>
    <style:style style:name="P24" style:family="paragraph" style:parent-style-name="Text_20_body">
      <style:text-properties officeooo:rsid="0035542c" officeooo:paragraph-rsid="003bb2b1"/>
    </style:style>
    <style:style style:name="P25" style:family="paragraph" style:parent-style-name="Text_20_body">
      <style:text-properties officeooo:rsid="0038153e" officeooo:paragraph-rsid="003bb2b1"/>
    </style:style>
    <style:style style:name="P26" style:family="paragraph" style:parent-style-name="Text_20_body">
      <style:text-properties officeooo:rsid="003f8557" officeooo:paragraph-rsid="003f8557"/>
    </style:style>
    <style:style style:name="P27" style:family="paragraph" style:parent-style-name="Text_20_body">
      <style:text-properties officeooo:rsid="004654fd" officeooo:paragraph-rsid="004654fd"/>
    </style:style>
    <style:style style:name="P28" style:family="paragraph" style:parent-style-name="Text_20_body">
      <style:text-properties officeooo:paragraph-rsid="002e02b3"/>
    </style:style>
    <style:style style:name="P29" style:family="paragraph" style:parent-style-name="Text_20_body">
      <style:text-properties officeooo:paragraph-rsid="001fe67f"/>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Text_20_body">
      <style:text-properties officeooo:rsid="005525cf" officeooo:paragraph-rsid="0056759d"/>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text-properties fo:font-size="12pt" officeooo:paragraph-rsid="001da455" style:font-size-asian="10.5pt" style:font-size-complex="12pt"/>
    </style:style>
    <style:style style:name="P37" style:family="paragraph" style:parent-style-name="Heading_20_1">
      <style:text-properties officeooo:paragraph-rsid="0031d525"/>
    </style:style>
    <style:style style:name="P38" style:family="paragraph" style:parent-style-name="Heading_20_1">
      <style:text-properties officeooo:rsid="001fe67f" officeooo:paragraph-rsid="001fe67f"/>
    </style:style>
    <style:style style:name="P39" style:family="paragraph" style:parent-style-name="Heading_20_1">
      <style:text-properties officeooo:rsid="003f8557" officeooo:paragraph-rsid="003f8557"/>
    </style:style>
    <style:style style:name="P40" style:family="paragraph" style:parent-style-name="Heading_20_1">
      <style:text-properties officeooo:paragraph-rsid="004b40a9"/>
    </style:style>
    <style:style style:name="P41" style:family="paragraph" style:parent-style-name="Heading_20_2">
      <style:text-properties officeooo:rsid="0031d525" officeooo:paragraph-rsid="0031d525"/>
    </style:style>
    <style:style style:name="P42" style:family="paragraph" style:parent-style-name="Heading_20_2">
      <style:text-properties officeooo:rsid="001f01f0" officeooo:paragraph-rsid="001f01f0"/>
    </style:style>
    <style:style style:name="P43" style:family="paragraph" style:parent-style-name="Heading_20_2">
      <style:text-properties officeooo:rsid="001fe67f" officeooo:paragraph-rsid="001fe67f"/>
    </style:style>
    <style:style style:name="P44" style:family="paragraph" style:parent-style-name="Heading_20_2">
      <style:text-properties officeooo:rsid="0035542c" officeooo:paragraph-rsid="0035542c"/>
    </style:style>
    <style:style style:name="P45" style:family="paragraph" style:parent-style-name="Text_20_body" style:list-style-name="L1">
      <style:text-properties officeooo:paragraph-rsid="001f01f0"/>
    </style:style>
    <style:style style:name="P46" style:family="paragraph" style:parent-style-name="Text_20_body" style:list-style-name="L1">
      <style:text-properties officeooo:rsid="001f01f0" officeooo:paragraph-rsid="001f01f0"/>
    </style:style>
    <style:style style:name="P47" style:family="paragraph" style:parent-style-name="Text_20_body" style:list-style-name="L2">
      <style:text-properties officeooo:rsid="001f01f0" officeooo:paragraph-rsid="001f01f0"/>
    </style:style>
    <style:style style:name="P48" style:family="paragraph" style:parent-style-name="Text_20_body" style:list-style-name="L3">
      <style:text-properties officeooo:rsid="001f01f0" officeooo:paragraph-rsid="001f01f0"/>
    </style:style>
    <style:style style:name="P49" style:family="paragraph" style:parent-style-name="Text_20_body" style:list-style-name="L2">
      <style:text-properties officeooo:paragraph-rsid="004792e7"/>
    </style:style>
    <style:style style:name="P50" style:family="paragraph" style:parent-style-name="Text_20_body" style:list-style-name="L4">
      <style:text-properties officeooo:rsid="0038153e" officeooo:paragraph-rsid="003bb2b1"/>
    </style:style>
    <style:style style:name="P51" style:family="paragraph" style:parent-style-name="Text_20_body" style:list-style-name="L4">
      <style:text-properties officeooo:rsid="003bb2b1" officeooo:paragraph-rsid="003bb2b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T10" style:family="text">
      <style:text-properties officeooo:rsid="00423687"/>
    </style:style>
    <style:style style:name="T11" style:family="text">
      <style:text-properties officeooo:rsid="0042d242"/>
    </style:style>
    <style:style style:name="T12" style:family="text">
      <style:text-properties officeooo:rsid="004654fd"/>
    </style:style>
    <style:style style:name="T13" style:family="text">
      <style:text-properties style:font-name="Arial1"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1"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6" style:family="text">
      <style:text-properties style:font-name="Arial" officeooo:rsid="004654fd"/>
    </style:style>
    <style:style style:name="T17" style:family="text">
      <style:text-properties style:font-name="Arial" officeooo:rsid="004792e7"/>
    </style:style>
    <style:style style:name="T18" style:family="text">
      <style:text-properties style:font-name="Arial" officeooo:rsid="004b40a9" style:font-name-asian="Lucida Sans Unicode" style:font-name-complex="Tahoma"/>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8">2.0.0.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Introduction<text:tab/>2</text:p>
          <text:p text:style-name="P33">Warning<text:tab/>2</text:p>
          <text:p text:style-name="P33">User Interface<text:tab/>2</text:p>
          <text:p text:style-name="P34">Main Window<text:tab/>2</text:p>
          <text:p text:style-name="P34">Context Menu<text:tab/>2</text:p>
          <text:p text:style-name="P34">Exiting<text:tab/>2</text:p>
          <text:p text:style-name="P33">Adding Key Mappings<text:tab/>3</text:p>
          <text:p text:style-name="P34">Setup an Input Key<text:tab/>3</text:p>
          <text:p text:style-name="P34">Setup an Output Key<text:tab/>3</text:p>
          <text:p text:style-name="P34">Add the Key Mapping to the configuration<text:tab/>3</text:p>
          <text:p text:style-name="P33">Enabling Key Capture<text:tab/>3</text:p>
          <text:p text:style-name="P34">Toggling Key Capture<text:tab/>3</text:p>
          <text:p text:style-name="P34">Closing the Configuration Window<text:tab/>3</text:p>
          <text:p text:style-name="P33">Long Running Outputs<text:tab/>3</text:p>
          <text:p text:style-name="P33">Output Flags / Special Output Functionality<text:tab/>3</text:p>
          <text:p text:style-name="P34">Toggle<text:tab/>4</text:p>
          <text:p text:style-name="P34">Repeat<text:tab/>5</text:p>
          <text:p text:style-name="P34">Appending Key Mappings<text:tab/>5</text:p>
          <text:p text:style-name="P34">Add Output String<text:tab/>5</text:p>
        </text:index-body>
      </text:table-of-content>
      <text:p text:style-name="P1"/>
      <text:h text:style-name="P35"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133625882192">
          <table:table-cell table:style-name="Table6.A1" office:value-type="string">
            <text:p text:style-name="P9">File Menu Item</text:p>
          </table:table-cell>
          <table:table-cell table:style-name="Table6.B1" office:value-type="string">
            <text:p text:style-name="P9">Function</text:p>
          </table:table-cell>
        </table:table-row>
        <table:table-row table:style-name="TableLine2133625886000">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133625871312">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133625876480">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133625872672">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133625872400">
          <table:table-cell table:style-name="Table6.A2" office:value-type="string">
            <text:p text:style-name="P4">Exit</text:p>
          </table:table-cell>
          <table:table-cell table:style-name="Table6.B2" office:value-type="string">
            <text:p text:style-name="P4">Exits the application</text:p>
          </table:table-cell>
        </table:table-row>
      </table:table>
      <text:h text:style-name="P36" text:outline-level="1"/>
      <table:table table:name="Table1" table:style-name="Table1">
        <table:table-column table:style-name="Table1.A"/>
        <table:table-column table:style-name="Table1.B"/>
        <table:table-row table:style-name="TableLine2133625875664">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133625872944">
          <table:table-cell table:style-name="Table1.A2" office:value-type="string">
            <text:p text:style-name="P4">(variable)</text:p>
          </table:table-cell>
          <table:table-cell table:style-name="Table1.B2" office:value-type="string">
            <text:p text:style-name="P4">Loads the specified KeyCap configuration file</text:p>
          </table:table-cell>
        </table:table-row>
      </table:table>
      <text:h text:style-name="P41" text:outline-level="2"><text:bookmark-start text:name="__RefHeading___Toc332_2827200628"/>Context Menu<text:bookmark-end text:name="__RefHeading___Toc332_2827200628"/></text:h>
      <text:p text:style-name="P27">The menu is visible by right clicking on the icon in the taskbar.</text:p>
      <table:table table:name="Table2" table:style-name="Table2">
        <table:table-column table:style-name="Table2.A"/>
        <table:table-column table:style-name="Table2.B"/>
        <table:table-row table:style-name="TableLine2133625874576">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133625878656">
          <table:table-cell table:style-name="Table2.A2" office:value-type="string">
            <text:p text:style-name="P5">Toggle</text:p>
          </table:table-cell>
          <table:table-cell table:style-name="Table2.B2" office:value-type="string">
            <text:p text:style-name="P5">Toggles key capture <text:span text:style-name="T12">on/off</text:span></text:p>
          </table:table-cell>
        </table:table-row>
        <table:table-row table:style-name="TableLine2133625886272">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133625877024">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2">The application only exits when the menu items are used. The Close button in the upper right will only hide the window.</text:p>
      <text:h text:style-name="P3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964870394" text:style-name="L1">
        <text:list-item>
          <text:p text:style-name="P46">Click in the Input Key textbox (it will turn yellow indicating it is focused).</text:p>
        </text:list-item>
        <text:list-item>
          <text:p text:style-name="P45"><text:span text:style-name="T2">Press the key on the keyboard to use as the input. </text:span><text:span text:style-name="T16">Do </text:span><text:span text:style-name="T19">not</text:span><text:span text:style-name="T2"> press any of the </text:span><text:span text:style-name="T20">desired </text:span><text:span text:style-name="T2">modifier keys (Control/Shift/Alt).</text:span></text:p>
        </text:list-item>
        <text:list-item>
          <text:p text:style-name="P46">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215905016" text:style-name="L2">
        <text:list-item>
          <text:p text:style-name="P47">Click in the Output Key textbox (it will turn yellow indicating it is focused)</text:p>
        </text:list-item>
        <text:list-item>
          <text:p text:style-name="P49"><text:span text:style-name="T2">Press the key on the keyboard to use as the </text:span><text:span text:style-name="T17">output</text:span><text:span text:style-name="T2">. </text:span><text:span text:style-name="T16">Do </text:span><text:span text:style-name="T19">not</text:span><text:span text:style-name="T2"> press any of the </text:span><text:span text:style-name="T20">desired </text:span><text:span text:style-name="T2">modifier keys (Control/Shift/Alt).</text:span></text:p>
        </text:list-item>
        <text:list-item>
          <text:p text:style-name="P49"><text:span text:style-name="T2">Specify any modifier keys by checking the appropriate boxes for the </text:span><text:span text:style-name="T17">output</text:span><text:span text:style-name="T2">. There are also special outputs described in the document.</text:span></text:p>
        </text:list-item>
      </text:list>
      <text:h text:style-name="P42" text:outline-level="2"><text:bookmark-start text:name="__RefHeading___Toc201_462358034"/>Add the Key Mapping to the configuration<text:bookmark-end text:name="__RefHeading___Toc201_462358034"/></text:h>
      <text:list xml:id="list1157346575" text:style-name="L3">
        <text:list-item>
          <text:p text:style-name="P48">Click the Add button to add the key mapping</text:p>
        </text:list-item>
      </text:list>
      <text:h text:style-name="P38" text:outline-level="1"><text:bookmark-start text:name="__RefHeading___Toc203_462358034"/>Enabling Key Capture<text:bookmark-end text:name="__RefHeading___Toc203_462358034"/></text:h>
      <text:p text:style-name="P18">Pressing the Start button will enable <text:span text:style-name="T27">all loaded </text:span><text:span text:style-name="T28">key </text:span><text:span text:style-name="T27">mappings</text:span>. If you have not saved the configuration you will be prompted to do so.</text:p>
      <text:h text:style-name="P43"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9">and</text:span> close the window and it will only be accessible via the status icon.</text:p>
      <text:h text:style-name="P39" text:outline-level="1"><text:bookmark-start text:name="__RefHeading___Toc336_2827200628"/>Long Running Outputs<text:bookmark-end text:name="__RefHeading___Toc336_2827200628"/></text:h>
      <text:p text:style-name="P2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P40" text:outline-level="1"><text:bookmark-start text:name="__RefHeading___Toc446_3241015345"/><text:span text:style-name="T3">Output</text:span><text:span text:style-name="T22"> </text:span><text:span text:style-name="T13">Flags / </text:span><text:span text:style-name="T14">Special </text:span><text:span text:style-name="T15">Output</text:span><text:span text:style-name="T14"> Functionality</text:span><text:bookmark-end text:name="__RefHeading___Toc446_3241015345"/></text:h>
      <text:p text:style-name="P6"><text:span text:style-name="T21">B</text:span>y default the output flags are set to result in a key press (up &amp; down are checked). <text:soft-page-break/>Customize your output and create more complex combinations using the various output flags.</text:p>
      <table:table table:name="Table3" table:style-name="Table3">
        <table:table-column table:style-name="Table3.A"/>
        <table:table-column table:style-name="Table3.B"/>
        <table:table-row table:style-name="TableLine2133625882464">
          <table:table-cell table:style-name="Table3.A1" office:value-type="string">
            <text:p text:style-name="P12">Output</text:p>
          </table:table-cell>
          <table:table-cell table:style-name="Table3.B1" office:value-type="string">
            <text:p text:style-name="P13">Description</text:p>
          </table:table-cell>
        </table:table-row>
        <table:table-row table:style-name="TableLine2133625880560">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133625883280">
          <table:table-cell table:style-name="Table3.A2" office:value-type="string">
            <text:p text:style-name="P14">Mouse</text:p>
          </table:table-cell>
          <table:table-cell table:style-name="Table3.B2" office:value-type="string">
            <text:p text:style-name="P17"><text:span text:style-name="T25">Creates the specified mouse button </text:span><text:span text:style-name="T18">action</text:span><text:span text:style-name="T25"> (up/down flag will apply to this <text:s/>as well).</text:span></text:p>
          </table:table-cell>
        </table:table-row>
        <table:table-row table:style-name="TableLine2133625870224">
          <table:table-cell table:style-name="Table3.A2" office:value-type="string">
            <text:p text:style-name="P14">Up</text:p>
          </table:table-cell>
          <table:table-cell table:style-name="Table3.B2" office:value-type="string">
            <text:p text:style-name="P17"><text:span text:style-name="T25">Creates an output that indicates the key/button has been released (user </text:span><text:span text:style-name="T18">has stopped pressing</text:span><text:span text:style-name="T25">).</text:span></text:p>
          </table:table-cell>
        </table:table-row>
        <table:table-row table:style-name="TableLine2133625881648">
          <table:table-cell table:style-name="Table3.A2" office:value-type="string">
            <text:p text:style-name="P14">Down</text:p>
          </table:table-cell>
          <table:table-cell table:style-name="Table3.B2" office:value-type="string">
            <text:p text:style-name="P17"><text:span text:style-name="T25">Creates an output that indicates the key/button has been pressed (user started </text:span><text:span text:style-name="T18">pressing</text:span><text:span text:style-name="T25">). </text:span><text:span text:style-name="T26">Until an up message is sent the system will act as though the key is being pressed.</text:span></text:p>
          </table:table-cell>
        </table:table-row>
        <table:table-row table:style-name="TableLine2133625870496">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133625879472">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133625883552">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133625879744">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133625881920">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10">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3">At this time toggle may not operate correctly for <text:span text:style-name="T6">combinations of multiple</text:span> non-modifier keys <text:s/>(like A+D <text:span text:style-name="T6">or 1+2).</text:span></text:p>
      <text:p text:style-name="P28"><text:span text:style-name="T23">If the output key involves a modifier (alt/ctrl/shift) Toggle will NOT function as expected. </text:span><text:span text:style-name="T5">This is blocked in the UI by disabling/unchecking the modifiers if the toggle option is checked. </text:span><text:span text:style-name="T23">When you go to press the given input key again the modifier will still be in a pressed state and will not be detected. To work around this do not use a toggle but define another entry that uses the modifier on the same input key. </text:span></text:p>
      <text:p text:style-name="P20">Example: Define 2 keys:</text:p>
      <text:p text:style-name="P20">Input: F10 Output: Shift+W (Key down)</text:p>
      <text:p text:style-name="P20">Input: Shift+F10 Output: Shift+W (Key up)</text:p>
      <text:p text:style-name="P21">The important part of this is that you can still just use F10 as your toggle because the operating system will still think the Shift key is being held down from the initial output.</text:p>
      <text:h text:style-name="P44" text:outline-level="2"><text:bookmark-start text:name="__RefHeading___Toc342_2827200628"/><text:soft-page-break/>Repeat<text:bookmark-end text:name="__RefHeading___Toc342_2827200628"/></text:h>
      <text:p text:style-name="P24">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field of the output (100ms or more). <text:span text:style-name="T11">Do not check “delay” in this case as it will override your desired output.</text:span></text:p>
      <text:p text:style-name="P25">If multiple outputs are specified</text:p>
      <text:list xml:id="list176081716" text:style-name="L4">
        <text:list-item>
          <text:p text:style-name="P50">only those flagged as repeat will be repeated</text:p>
        </text:list-item>
        <text:list-item>
          <text:p text:style-name="P51">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9">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text:span></text:p>
      <text:h text:style-name="Heading_20_2" text:outline-level="2"><text:bookmark-start text:name="__RefHeading___Toc454_1344520984"/>Add Output String<text:bookmark-end text:name="__RefHeading___Toc454_1344520984"/></text:h>
      <text:p text:style-name="P32">This functionality attempts to create an output consisting of the keys specified by the user. Upper and lowercase characters are supported. <text:span text:style-name="T30">All other settings related to the output configuration are ignored.</text:span></text:p>
      <text:p text:style-name="P32"><text:span text:style-name="T30">NOTE: </text:span>Due to keyboard mapping issues (hopefully resolvable) only the basic US 104-key keyboard layout is generally supported for special character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 meta:image-count="0" meta:object-count="0" meta:page-count="5" meta:paragraph-count="116" meta:word-count="1131" meta:character-count="6511" meta:non-whitespace-character-count="5500"/>
  </office:meta>
</office:document-meta>
</file>